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8ce" draw:textarea-horizontal-align="justify" draw:textarea-vertical-align="middle" draw:auto-grow-height="false" fo:min-height="3.64cm" fo:min-width="4.98cm" draw:shadow="visible" draw:shadow-offset-x="0.1cm" draw:shadow-offset-y="0.1cm" draw:shadow-color="#b2b2b2"/>
      <style:paragraph-properties style:writing-mode="lr-tb"/>
    </style:style>
    <style:style style:name="gr2" style:family="graphic" style:parent-style-name="standard">
      <style:graphic-properties draw:stroke="none" draw:fill="solid" draw:fill-color="#ffffd7" draw:textarea-horizontal-align="justify" draw:textarea-vertical-align="middle" draw:auto-grow-height="false" fo:min-height="2.367cm" fo:min-width="3.036cm" draw:shadow="visible" draw:shadow-offset-x="0.1cm" draw:shadow-offset-y="0.1cm" draw:shadow-color="#b2b2b2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draw:stroke="none" svg:stroke-color="#000000" draw:fill="solid" draw:fill-color="#ffffff" draw:opacity="50%" fo:min-height="2.547cm" draw:shadow-opacity="50%"/>
      <style:paragraph-properties style:writing-mode="lr-tb"/>
    </style:style>
    <style:style style:name="gr5" style:family="graphic" style:parent-style-name="standard" style:list-style-name="L2">
      <style:graphic-properties draw:stroke="none" draw:fill="solid" draw:fill-color="#e8f2a1" draw:textarea-horizontal-align="justify" draw:textarea-vertical-align="middle" draw:auto-grow-height="false" fo:min-height="8.75cm" fo:min-width="5.25cm"/>
      <style:paragraph-properties style:writing-mode="lr-tb"/>
    </style:style>
    <style:style style:name="gr6" style:family="graphic" style:parent-style-name="standard">
      <style:graphic-properties draw:stroke="none" draw:stroke-dash="Long_20_Dot" svg:stroke-linecap="butt" draw:fill="solid" draw:fill-color="#ffdbb6" draw:textarea-horizontal-align="justify" draw:textarea-vertical-align="middle" draw:auto-grow-height="false" fo:min-height="3.286cm" fo:min-width="3.566cm" draw:shadow="visible" draw:shadow-offset-x="0.1cm" draw:shadow-offset-y="0.1cm" draw:shadow-color="#b2b2b2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8" style:family="paragraph">
      <loext:graphic-properties draw:fill="solid" draw:fill-color="#ffffff" draw:opacity="50%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e8f2a1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dbb6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5cm" svg:height="5.5cm" svg:x="10.75cm" svg:y="7.25cm">
          <text:p text:style-name="P1"><text:span text:style-name="T1">Vision / Dream /</text:span><text:span text:style-name="T1"><text:line-break/></text:span><text:span text:style-name="T1"> Mission / Mandate / Goal:</text:span></text:p>
          <text:p text:style-name="P1"><text:span text:style-name="T1"><text:line-break/></text:span><text:span text:style-name="T1"><text:line-break/></text:span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0cm" svg:y="3.8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5.25cm" svg:y="4.2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8.25cm" svg:y="7.3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6.75cm" svg:y="11.05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2cm" svg:y="12.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7cm" svg:y="10.8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6.25cm" svg:y="6.7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2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6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7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4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1.2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9.5cm" svg:height="2.797cm" svg:x="10.3cm" svg:y="1.253cm">
          <draw:text-box>
            <text:p><text:span text:style-name="T2">Dr Ken Hudson’s Idea Blitz Method (</text:span><text:span text:style-name="T3">IdeaBlitz.com)</text:span><text:span text:style-name="T4">:</text:span></text:p>
            <text:list text:style-name="L2">
              <text:list-item>
                <text:p text:style-name="P6"><text:span text:style-name="T1">Inner Circle = </text:span><text:span text:style-name="T5">what I want.</text:span></text:p>
              </text:list-item>
              <text:list-item>
                <text:p text:style-name="P6"><text:span text:style-name="T1">Middle Circle = </text:span><text:span text:style-name="T5">how to.</text:span><text:span text:style-name="T1"> </text:span><text:span text:style-name="T6">(7 ideas in 90 sec.)</text:span></text:p>
              </text:list-item>
              <text:list-item>
                <text:p text:style-name="P6"><text:span text:style-name="T1">Passion </text:span><text:span text:style-name="T5">rank</text:span><text:span text:style-name="T1"> the middle circle 1 to 7.</text:span></text:p>
              </text:list-item>
              <text:list-item>
                <text:p text:style-name="P7"><text:span text:style-name="T7">Outter Circle: </text:span><text:span text:style-name="T8">Improve</text:span><text:span text:style-name="T7"> nrs 1-3. </text:span><text:span text:style-name="T6">(5 ideas in 1 min.)</text:span></text:p>
              </text:list-item>
              <text:list-item>
                <text:p text:style-name="P7"><text:span text:style-name="T9">Identify the 3 best </text:span><text:span text:style-name="T10">actions</text:span><text:span text:style-name="T9"> from the ideas.</text:span></text:p>
              </text:list-item>
            </text:list>
          </draw:text-box>
        </draw:frame>
        <draw:custom-shape draw:style-name="gr5" draw:text-style-name="P11" draw:layer="layout" svg:width="5.75cm" svg:height="9cm" svg:x="23.05cm" svg:y="11.05cm">
          <text:p text:style-name="P9"><text:span text:style-name="T1">Actions</text:span><text:span text:style-name="T1"><text:line-break/></text:span><text:span text:style-name="T1"><text:line-break/></text:span><text:span text:style-name="T1"/></text:p>
          <text:list text:style-name="L2">
            <text:list-item>
              <text:p text:style-name="P9"><text:span text:style-name="T1">______________________</text:span><text:span text:style-name="T1"><text:line-break/></text:span><text:span text:style-name="T1"><text:line-break/></text:span><text:span text:style-name="T1"><text:line-break/></text:span><text:span text:style-name="T1">______________________</text:span><text:span text:style-name="T1"><text:line-break/></text:span><text:span text:style-name="T1"><text:line-break/></text:span><text:span text:style-name="T1"/></text:p>
            </text:list-item>
            <text:list-item>
              <text:p text:style-name="P9"><text:span text:style-name="T1">______________________</text:span><text:span text:style-name="T1"><text:line-break/></text:span><text:span text:style-name="T1"><text:line-break/></text:span><text:span text:style-name="T1"><text:line-break/></text:span><text:span text:style-name="T1">______________________</text:span><text:span text:style-name="T1"><text:line-break/></text:span><text:span text:style-name="T1"><text:line-break/></text:span><text:span text:style-name="T1"/></text:p>
            </text:list-item>
            <text:list-item>
              <text:p text:style-name="P10"><text:span text:style-name="T1">______________________</text:span><text:span text:style-name="T1"><text:line-break/></text:span><text:span text:style-name="T1"><text:line-break/></text:span><text:span text:style-name="T1"><text:line-break/></text:span><text:span text:style-name="T1">______________________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12" draw:layer="layout" svg:width="5.75cm" svg:height="5cm" svg:x="4.6cm" svg:y="1.6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1cm" svg:y="7.7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2.75cm" svg:y="13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8.25cm" svg:y="1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16.5cm" svg:y="14.7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22.75cm" svg:y="5.2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19cm" svg:y="1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6:52:57.478680999</meta:creation-date>
    <meta:editing-cycles>10</meta:editing-cycles>
    <meta:editing-duration>PT40M34S</meta:editing-duration>
    <dc:date>2023-03-24T08:57:11.548612423</dc:date>
    <meta:generator>LibreOffice/7.3.7.2$Linux_X86_64 LibreOffice_project/30$Build-2</meta:generator>
    <meta:document-statistic meta:object-count="31"/>
  </office:meta>
</office:document-meta>
</file>